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0.3425in"/>
    </style:style>
    <style:style style:name="co3" style:family="table-column">
      <style:table-column-properties fo:break-before="auto" style:column-width="0.3256in"/>
    </style:style>
    <style:style style:name="co4" style:family="table-column">
      <style:table-column-properties fo:break-before="auto" style:column-width="0.1882in"/>
    </style:style>
    <style:style style:name="co5" style:family="table-column">
      <style:table-column-properties fo:break-before="auto" style:column-width="7.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1"/>
        <table:table-row table:style-name="ro1">
          <table:table-cell office:value-type="string">
            <text:p>name</text:p>
          </table:table-cell>
          <table:table-cell office:value-type="string" table:number-columns-spanned="5" table:number-rows-spanned="1">
            <text:p>somebodies name goes here</text:p>
          </table:table-cell>
          <table:covered-table-cell table:number-columns-repeated="4"/>
          <table:table-cell table:number-columns-repeated="3"/>
          <table:table-cell table:style-name="Default" office:value-type="string">
            <text:p>440SP13_PROJECT_v01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[.G35]" office:value-type="float" office:value="0">
            <text:p>0</text:p>
          </table:table-cell>
          <table:table-cell table:number-columns-repeated="7"/>
          <table:table-cell table:style-name="Default" office:value-type="string">
            <text:p><text:s text:c="9"/><text:tab/><text:tab/>ARM-POWERED AUDIOMETER ('eh?M3')</text:p>
          </table:table-cell>
        </table:table-row>
        <table:table-row table:style-name="ro1">
          <table:table-cell table:number-columns-repeated="9"/>
          <table:table-cell table:style-name="Default"/>
        </table:table-row>
        <table:table-row table:style-name="ro2">
          <table:table-cell table:number-columns-repeated="9"/>
          <table:table-cell office:value-type="string">
            <text:p>You are to write software for the P24 microprocessor board which permits operation of the board as the <text:s/>‘eh?M3' audiometer (hearing tester).</text:p>
          </table:table-cell>
        </table:table-row>
        <table:table-row table:style-name="ro1">
          <table:table-cell table:number-columns-repeated="10"/>
        </table:table-row>
        <table:table-row table:style-name="ro3">
          <table:table-cell table:number-columns-repeated="9"/>
          <table:table-cell office:value-type="string">
            <text:p>The eh?M3 will:</text:p>
          </table:table-cell>
        </table:table-row>
        <table:table-row table:style-name="ro4">
          <table:table-cell/>
          <table:table-cell office:value-type="float" office:value="10">
            <text:p>10</text:p>
          </table:table-cell>
          <table:table-cell table:number-columns-repeated="7"/>
          <table:table-cell office:value-type="string">
            <text:p>1) display frequency: <text:s/>turn on LED1 and display the test frequency (125Hz to 8000Hz) on the four 7-segment displays when the ‘FREQUENCY’ mode switch (SW9) has been pressed. <text:s/>Test frequency will default to 125 Hz at power-on, and will otherwise resume at its most recent setting for other adjustments.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table:number-columns-repeated="7"/>
          <table:table-cell office:value-type="string">
            <text:p>2) adjust frequency: <text:s/>test frequency is to be adjusted using switches 1-8, with each switch pair 1/2, ..,7/8 acting to adjust the digit above the switch pair up/down in single steps at each switch press. <text:s/>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number-columns-repeated="7"/>
          <table:table-cell office:value-type="string">
            <text:p>3) display intensity: <text:s/>turn on LED2 and display the test intensity (-10db to 110db) on the four 7-segment displays during a test when the ‘TEST’ mode switch (SW10) has been pressed. <text:s/>Test intensity will default to -10db at power-on and whenever the test frequency is changed.. 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table:number-columns-repeated="7"/>
          <table:table-cell office:value-type="string">
            <text:p>4) adjust intensity: <text:s/>while in TEST mode, intensity is to be adjusted up/down in 5db steps for every 2 CW/CCW detent-stops (8 phase-steps) of the rotary encoder. </text:p>
          </table:table-cell>
        </table:table-row>
        <table:table-row table:style-name="ro3">
          <table:table-cell/>
          <table:table-cell office:value-type="float" office:value="20">
            <text:p>20</text:p>
          </table:table-cell>
          <table:table-cell table:number-columns-repeated="7"/>
          <table:table-cell office:value-type="string">
            <text:p>5) generate tones: <text:s/>use DMA with <text:s/>the onboard CS43L22 audio DAC to play a stored sinusoid wave. 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table:number-columns-repeated="7"/>
          <table:table-cell office:value-type="string">
            <text:p>6) present tones: <text:s/>while in TEST mode, test tones will be switched on/off by successive presses of the TEST switch. <text:s/>LED6 will blink at 3 Hz while the test tone is ‘on’. 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table:number-columns-repeated="7"/>
          <table:table-cell office:value-type="string">
            <text:p>7) record responses: <text:s/>while in TEST mode, the “RECORD” switch (SW12) will be monitored for patient-input and the frequency and intensity at the time of switch-press will be recorded .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table:number-columns-repeated="7"/>
          <table:table-cell office:value-type="string">
            <text:p>8) erase current response: <text:s/>while in TEST mode, the most recently recorded sample may be erased by pressing “REVIEW” (SW11) for less than 1 second. </text:p>
          </table:table-cell>
        </table:table-row>
        <table:table-row table:style-name="ro5">
          <table:table-cell/>
          <table:table-cell office:value-type="float" office:value="10">
            <text:p>10</text:p>
          </table:table-cell>
          <table:table-cell table:number-columns-repeated="7"/>
          <table:table-cell office:value-type="string">
            <text:p>9) playback test results: <text:s/>turn on LED3 to indicate REVIEW mode when SW11 is pressed for more than 1 second but less than 5 seconds. <text:s/>In REVIEW mode, pressing the RECORD switch (SW12) repeatedly will step the displays through the record of frequency/intensity accumulated while in TEST mode. The value displayed will default to intensity, but the frequency value in the record will be displayed whenever FREQUENCY (SW9) is held down. </text:p>
          </table:table-cell>
        </table:table-row>
        <table:table-row table:style-name="ro5">
          <table:table-cell/>
          <table:table-cell office:value-type="float" office:value="10">
            <text:p>10</text:p>
          </table:table-cell>
          <table:table-cell table:number-columns-repeated="7"/>
          <table:table-cell office:value-type="string">
            <text:p>10) erase tests/reset system: <text:s/>at any stage of device operation, if REVIEW (SW11) is pressed and held for 5 seconds, then turn on ‘ERASE WARNING’ (LED5) and blink it at ‘w’ Hz, where w= number of seconds since SW11 was pressed.. If SW11 continues to be held down for 10 seconds, turn LED4 (‘RESET’) on for 2 seconds and erase the recorded patient history, then return to the power-on reset state. Otherwise, return/remain in REVIEW mode. <text:tab/> </text:p>
          </table:table-cell>
        </table:table-row>
        <table:table-row table:style-name="ro3">
          <table:table-cell table:number-columns-repeated="9"/>
          <table:table-cell office:value-type="string">
            <text:p>additional requirements:</text:p>
          </table:table-cell>
        </table:table-row>
        <table:table-row table:style-name="ro3">
          <table:table-cell/>
          <table:table-cell office:value-type="float" office:value="10">
            <text:p>10</text:p>
          </table:table-cell>
          <table:table-cell table:number-columns-repeated="7"/>
          <table:table-cell office:value-type="string">
            <text:p>11) Interrupt-driven display refresh: <text:s/>use an interrupt to provide a 1 kHz display refresh.</text:p>
          </table:table-cell>
        </table:table-row>
        <table:table-row table:style-name="ro3">
          <table:table-cell/>
          <table:table-cell office:value-type="float" office:value="10">
            <text:p>10</text:p>
          </table:table-cell>
          <table:table-cell table:number-columns-repeated="7"/>
          <table:table-cell office:value-type="string">
            <text:p>12) Interrupt-driven timekeeping: <text:s/>use a separate interrupt to provide fractional second timekeeping.</text:p>
          </table:table-cell>
        </table:table-row>
        <table:table-row table:style-name="ro3">
          <table:table-cell table:number-columns-repeated="9"/>
          <table:table-cell office:value-type="string">
            <text:p>extra credit: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table:number-columns-repeated="7"/>
          <table:table-cell office:value-type="string">
            <text:p>13) Communicate test-protocol scripts from the PC: <text:s text:c="2"/>Send a text file containing a test-protocol script of your own devising from the PC to the P24 over USB.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table:number-columns-repeated="7"/>
          <table:table-cell office:value-type="string">
            <text:p>14) Record test results on the PC: Send the result record previously displayed for requirement 9 (above) to the PC over USB for storage in a text file on the PC. </text:p>
          </table:table-cell>
        </table:table-row>
        <table:table-row table:style-name="ro3">
          <table:table-cell table:number-columns-repeated="9"/>
          <table:table-cell office:value-type="string">
            <text:p>Submissions:<text:tab/><text:tab/><text:tab/><text:tab/><text:tab/><text:tab/><text:tab/><text:tab/><text:tab/><text:tab/><text:tab/><text:tab/><text:tab/></text:p>
          </table:table-cell>
        </table:table-row>
        <table:table-row table:style-name="ro3">
          <table:table-cell table:number-columns-repeated="9"/>
          <table:table-cell office:value-type="string">
            <text:p>Your project-report should be submitted in a .zip file and will consist of:</text:p>
          </table:table-cell>
        </table:table-row>
        <table:table-row table:style-name="ro2">
          <table:table-cell table:number-columns-repeated="5"/>
          <table:table-cell office:value-type="float" office:value="15">
            <text:p>15</text:p>
          </table:table-cell>
          <table:table-cell table:number-columns-repeated="3"/>
          <table:table-cell office:value-type="string">
            <text:p>-a PDF containing a written overview of the system design concept along with figures (flow charts, state diagrams, data diagrams, schematics) documenting the design and how it works;</text:p>
          </table:table-cell>
        </table:table-row>
        <table:table-row table:style-name="ro3">
          <table:table-cell table:number-columns-repeated="5"/>
          <table:table-cell office:value-type="float" office:value="10">
            <text:p>10</text:p>
          </table:table-cell>
          <table:table-cell table:number-columns-repeated="3"/>
          <table:table-cell office:value-type="string">
            <text:p>-a PDF containing the User’s Manual for the device;</text:p>
          </table:table-cell>
        </table:table-row>
        <table:table-row table:style-name="ro3">
          <table:table-cell table:number-columns-repeated="5"/>
          <table:table-cell office:value-type="float" office:value="10">
            <text:p>10</text:p>
          </table:table-cell>
          <table:table-cell table:number-columns-repeated="3"/>
          <table:table-cell office:value-type="string">
            <text:p>-a PDF containing qualification and acceptance testing procedures for the device;</text:p>
          </table:table-cell>
        </table:table-row>
        <table:table-row table:style-name="ro3">
          <table:table-cell table:number-columns-repeated="5"/>
          <table:table-cell office:value-type="float" office:value="15">
            <text:p>15</text:p>
          </table:table-cell>
          <table:table-cell table:number-columns-repeated="3"/>
          <table:table-cell office:value-type="string">
            <text:p>-a directory containing the well-commented source and build tools for the device programs and a readme for their use. </text:p>
          </table:table-cell>
        </table:table-row>
        <table:table-row table:style-name="ro3">
          <table:table-cell table:number-columns-repeated="9"/>
          <table:table-cell office:value-type="string">
            <text:p>All submissions should be identifiable as to source (you) and application (440SP13_PROJECT)</text:p>
          </table:table-cell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number-columns-repeated="6"/>
          <table:table-cell table:formula="of:=SUM([.A6:.A30])" office:value-type="float" office:value="0">
            <text:p>0</text:p>
          </table:table-cell>
          <table:table-cell office:value-type="string">
            <text:p>/</text:p>
          </table:table-cell>
          <table:table-cell table:formula="of:=SUM([.B6:.B30])" office:value-type="float" office:value="150">
            <text:p>150</text:p>
          </table:table-cell>
          <table:table-cell table:style-name="Default" office:value-type="string">
            <text:p>function score (/100)</text:p>
          </table:table-cell>
        </table:table-row>
        <table:table-row table:style-name="ro1">
          <table:table-cell table:number-columns-repeated="6"/>
          <table:table-cell table:formula="of:=SUM([.C6:.C30])" office:value-type="float" office:value="0">
            <text:p>0</text:p>
          </table:table-cell>
          <table:table-cell office:value-type="string">
            <text:p>/</text:p>
          </table:table-cell>
          <table:table-cell table:formula="of:=SUM([.D6:.D30])" office:value-type="float" office:value="0">
            <text:p>0</text:p>
          </table:table-cell>
          <table:table-cell table:style-name="Default" office:value-type="string">
            <text:p>extra credit score (/50)</text:p>
          </table:table-cell>
        </table:table-row>
        <table:table-row table:style-name="ro1">
          <table:table-cell table:number-columns-repeated="6"/>
          <table:table-cell table:formula="of:=SUM([.E6:.E30])" office:value-type="float" office:value="0">
            <text:p>0</text:p>
          </table:table-cell>
          <table:table-cell office:value-type="string">
            <text:p>/</text:p>
          </table:table-cell>
          <table:table-cell table:formula="of:=SUM([.F6:.F30])" office:value-type="float" office:value="50">
            <text:p>50</text:p>
          </table:table-cell>
          <table:table-cell table:style-name="Default" office:value-type="string">
            <text:p>documentation score (/50)</text:p>
          </table:table-cell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number-columns-repeated="6"/>
          <table:table-cell table:formula="of:=SUM([.G31:.G33])" office:value-type="float" office:value="0">
            <text:p>0</text:p>
          </table:table-cell>
          <table:table-cell office:value-type="string">
            <text:p>/</text:p>
          </table:table-cell>
          <table:table-cell table:formula="of:=SUM([.I31:.I33])" office:value-type="float" office:value="200">
            <text:p>200</text:p>
          </table:table-cell>
          <table:table-cell table:style-name="Default" office:value-type="string">
            <text:p>Total (/150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12/02/2014</text:date>, <text:time>06:5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4-12-02T06:57:53.27</dc:date>
    <dc:creator>w hawkins</dc:creator>
    <meta:editing-duration>PT11M22S</meta:editing-duration>
    <meta:editing-cycles>1</meta:editing-cycles>
    <meta:document-statistic meta:table-count="1" meta:cell-count="65" meta:object-count="0"/>
  </office:meta>
</office:document-meta>
</file>